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KCS8EncodedKeySpec.get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KCS8EncodedKeySpec.getEnco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KCS8EncodedKeySpec.PKCS8EncodedKeySpec( byte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